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86in" style:rel-column-width="9410*"/>
    </style:style>
    <style:style style:name="Table6.B" style:family="table-column">
      <style:table-column-properties style:column-width="2.9486in" style:rel-column-width="27787*"/>
    </style:style>
    <style:style style:name="Table6.C" style:family="table-column">
      <style:table-column-properties style:column-width="3.0069in" style:rel-column-width="2833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75in" style:rel-column-width="32318*"/>
    </style:style>
    <style:style style:name="Table9.B" style:family="table-column">
      <style:table-column-properties style:column-width="3.4688in" style:rel-column-width="33217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2162*"/>
    </style:style>
    <style:style style:name="Table1.B" style:family="table-column">
      <style:table-column-properties style:column-width="2.1243in" style:rel-column-width="20498*"/>
    </style:style>
    <style:style style:name="Table1.C" style:family="table-column">
      <style:table-column-properties style:column-width="1.5424in" style:rel-column-width="14882*"/>
    </style:style>
    <style:style style:name="Table1.D" style:family="table-column">
      <style:table-column-properties style:column-width="1.8646in" style:rel-column-width="17993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882in" style:rel-column-width="7639*"/>
    </style:style>
    <style:style style:name="Table3.B" style:family="table-column">
      <style:table-column-properties style:column-width="1.1583in" style:rel-column-width="11229*"/>
    </style:style>
    <style:style style:name="Table3.C" style:family="table-column">
      <style:table-column-properties style:column-width="0.4083in" style:rel-column-width="3958*"/>
    </style:style>
    <style:style style:name="Table3.D" style:family="table-column">
      <style:table-column-properties style:column-width="0.7118in" style:rel-column-width="6903*"/>
    </style:style>
    <style:style style:name="Table3.E" style:family="table-column">
      <style:table-column-properties style:column-width="0.5979in" style:rel-column-width="5798*"/>
    </style:style>
    <style:style style:name="Table3.G" style:family="table-column">
      <style:table-column-properties style:column-width="1.0257in" style:rel-column-width="9940*"/>
    </style:style>
    <style:style style:name="Table3.H" style:family="table-column">
      <style:table-column-properties style:column-width="0.741in" style:rel-column-width="7180*"/>
    </style:style>
    <style:style style:name="Table3.I" style:family="table-column">
      <style:table-column-properties style:column-width="0.7313in" style:rel-column-width="709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0313in" style:rel-column-width="39078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6042in" style:rel-column-width="1555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1444in"/>
    </style:style>
    <style:style style:name="Table4.4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8"><text:s text:c="29"/><text:text-input text:description="">$invoice.title</text:text-input> </text:p>
          </table:table-cell>
          <table:table-cell table:style-name="Table6.B1" office:value-type="string">
            <text:p text:style-name="P10">Invoice Number <text:s text:c="3"/><text:text-input text:description="">$invoice.invoiceNumber</text:text-input></text:p>
            <text:p text:style-name="P10">Currency <text:s text:c="14"/><text:text-input text:description="">$invoice.currency</text:text-input></text:p>
            <text:p text:style-name="P10">Invoice Date <text:s text:c="9"/><text:text-input text:description="">$invoice.invoiceDate</text:text-input></text:p>
            <text:p text:style-name="P10">Invoice Due Date <text:s/><text:text-input text:description="">$invoice.dueDate</text:text-input></text:p>
            <text:p text:style-name="P10">Order Number <text:s text:c="6"/><text:text-input text:description="">$invoice.orderNumber</text:text-input></text:p>
            <text:p text:style-name="P10">Delivery Date <text:s text:c="6"/><text:text-input text:description="">$invoice.deliveryDat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6"><text:text-input text:description="">$invoice.billTo..address1</text:text-input></text:p>
            <text:p text:style-name="P6"><text:text-input text:description="">$invoice.billTo.street</text:text-input></text:p>
            <text:p text:style-name="P6"><text:text-input text:description="">$invoice.billTo.city</text:text-input></text:p>
            <text:p text:style-name="P6"><text:text-input text:description="">$invoice.billTo.stateOrProvinence</text:text-input></text:p>
            <text:p text:style-name="P6"><text:text-input text:description="">$invoice.billTo.zipOrPostalCode</text:text-input></text:p>
            <text:p text:style-name="P6"><text:text-input text:description="">$invoice.billTo.countryOrRegion</text:text-input></text:p>
            <text:p text:style-name="P6"/>
          </table:table-cell>
          <table:table-cell table:style-name="Table9.B2" office:value-type="string">
            <text:p text:style-name="P6"><text:text-input text:description="">$invoice.shipTo.address1</text:text-input></text:p>
            <text:p text:style-name="P6"><text:text-input text:description="">$invoice.shipTo.street</text:text-input></text:p>
            <text:p text:style-name="P6"><text:text-input text:description="">$invoice.shipTo.city</text:text-input></text:p>
            <text:p text:style-name="P6"><text:text-input text:description="">$invoice.shipTo.stateOrProvinence</text:text-input></text:p>
            <text:p text:style-name="P6"><text:text-input text:description="">$invoice.shipTo.zipOrPostalCode</text:text-input></text:p>
            <text:p text:style-name="P6"><text:text-input text:description="">$invoic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hipping Terms <text:s text:c="3"/></text:p>
          </table:table-cell>
          <table:table-cell table:style-name="Table1.B1" office:value-type="string">
            <text:p text:style-name="P12"><text:s/><text:text-input text:description="">$invoice.shippingTerms</text:text-input></text:p>
          </table:table-cell>
          <table:table-cell table:style-name="Table1.A1" office:value-type="string">
            <text:p text:style-name="P3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B2" office:value-type="string">
            <text:p text:style-name="P11"><text:text-input text:description="">$invoice.customerName</text:text-input></text:p>
          </table:table-cell>
          <table:table-cell table:style-name="Table1.A2" office:value-type="string">
            <text:p text:style-name="P4">Payment Terms</text:p>
          </table:table-cell>
          <table:table-cell table:style-name="Table1.D2" office:value-type="string">
            <text:p text:style-name="P10"><text:text-input text:description="">$invoice.terms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Class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I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className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I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5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7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5"><text:text-input text:description="">$invoice.payment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9"><text:text-input text:description="">$invoice.balancedue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9"><text:text-input text:description="">$invoice.netAmou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9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s/><text:span text:style-name="T2"><text:text-input text:description="">$invoice.regAddress.address1</text:text-input></text:span></text:p>
            <text:p text:style-name="P6"><text:s/><text:text-input text:description="">$invoice.regAddress.street</text:text-input></text:p>
            <text:p text:style-name="P6"><text:s/><text:text-input text:description="">$invoice.regAddress.city</text:text-input></text:p>
            <text:p text:style-name="P6"><text:s/><text:text-input text:description="">$invoice.regAddress.stateOrProvinence</text:text-input></text:p>
            <text:p text:style-name="P6"><text:s/><text:text-input text:description="">$invoice.regAddress.zipOrPostalCode</text:text-input></text:p>
            <text:p text:style-name="P6"><text:s/><text:text-input text:description="">$invoic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8T17:01:53.63</dc:date>
    <meta:editing-duration>PT04H31M18S</meta:editing-duration>
    <meta:editing-cycles>111</meta:editing-cycles>
    <dc:creator>Nagaraju Palla</dc:creator>
    <meta:document-statistic meta:table-count="7" meta:image-count="2" meta:object-count="0" meta:page-count="1" meta:paragraph-count="66" meta:word-count="89" meta:character-count="1337"/>
  </office:meta>
</office:document-meta>
</file>